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88bb" officeooo:paragraph-rsid="000c88bb"/>
    </style:style>
    <style:style style:name="P2" style:family="paragraph" style:parent-style-name="Standard">
      <style:text-properties officeooo:rsid="000e9bfd" officeooo:paragraph-rsid="000e9bfd"/>
    </style:style>
    <style:style style:name="T1" style:family="text">
      <style:text-properties officeooo:rsid="000dbf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work 3 </text:p>
      <text:p text:style-name="P1">Tyler Angus </text:p>
      <text:p text:style-name="P1">Special Topics </text:p>
      <text:p text:style-name="P1"/>
      <text:p text:style-name="P1">1. For my sensor I ended up using the recommended values to converge (buffer size = 1000, acel <text:span text:style-name="T1">dead zone</text:span> = 8, giro <text:span text:style-name="T1">dead zone</text:span> = 1). This happens at 55 loops. It does seem a little long. When I change the buffer size to 900, doubled the accel <text:span text:style-name="T1">dead zone</text:span> to 16 and <text:span text:style-name="T1">doubled</text:span> the giro <text:span text:style-name="T1">dead zone</text:span> to 2. It took me much longer to converge the numbers It took 94 iterations. When I change the values to <text:span text:style-name="T1">a buffer size of 1100 and a acel dead zone of 4 with giro dead zone staying at 1. It took 27 iterations of the loop to converge. This was less then the recommended so this is the value that I decided to stick with. This part of the homework took me about 19 hours to complete. I really struggle with the structs and also the classes as I have never used c++. I fell like I have a decent understanding of them now. Also, it took me way to long to able to transmit the data to Python. I spent so much time on this part of the lab I don’t have much time to finish the rest.</text:span></text:p>
      <text:p text:style-name="P1"/>
      <text:p text:style-name="P2">3. I did not finish this part. I wish I could have made more time to finish i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4:58:04.484882336</meta:creation-date>
    <dc:date>2020-03-10T16:51:31.810910280</dc:date>
    <meta:editing-duration>PT1H32M46S</meta:editing-duration>
    <meta:editing-cycles>1</meta:editing-cycles>
    <meta:document-statistic meta:table-count="0" meta:image-count="0" meta:object-count="0" meta:page-count="1" meta:paragraph-count="5" meta:word-count="223" meta:character-count="1080" meta:non-whitespace-character-count="858"/>
    <meta:generator>LibreOffice/6.0.7.3$Linux_X86_64 LibreOffice_project/00m0$Build-3</meta:generator>
  </office:meta>
</office:document-meta>
</file>